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643C66CD5C236AAC.png" manifest:media-type="image/png"/>
  <manifest:file-entry manifest:full-path="Pictures/10000201000001C2000001B446991C666043014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text-align="start" style:justify-single-word="false"/>
      <style:text-properties fo:font-size="10pt" fo:font-style="italic" officeooo:rsid="0008aa3d" officeooo:paragraph-rsid="001ad826" style:font-size-asian="10pt" style:font-style-asian="italic" style:font-size-complex="10pt" style:font-style-complex="italic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/>
      <style:text-properties fo:language="es" fo:country="ES" fo:font-style="italic" officeooo:rsid="0008aa3d" officeooo:paragraph-rsid="001ad826" style:font-style-asian="italic" style:font-style-complex="italic"/>
    </style:style>
    <style:style style:name="P3" style:family="paragraph" style:parent-style-name="Footer">
      <style:text-properties fo:language="es" fo:country="ES"/>
    </style:style>
    <style:style style:name="P4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180eaa" officeooo:paragraph-rsid="00180eaa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 fo:line-height="150%"/>
      <style:text-properties fo:language="es" fo:country="ES" officeooo:rsid="0008aa3d" officeooo:paragraph-rsid="0008aa3d"/>
    </style:style>
    <style:style style:name="P8" style:family="paragraph" style:parent-style-name="Standard">
      <style:text-properties fo:language="es" fo:country="ES" officeooo:paragraph-rsid="000dea09"/>
    </style:style>
    <style:style style:name="P9" style:family="paragraph" style:parent-style-name="Standard">
      <style:paragraph-properties fo:line-height="150%"/>
      <style:text-properties fo:language="es" fo:country="ES" officeooo:rsid="00180eaa" officeooo:paragraph-rsid="00180eaa"/>
    </style:style>
    <style:style style:name="P10" style:family="paragraph" style:parent-style-name="Standard">
      <style:text-properties fo:language="es" fo:country="ES" officeooo:paragraph-rsid="0008aa3d"/>
    </style:style>
    <style:style style:name="P11" style:family="paragraph" style:parent-style-name="Standard">
      <style:paragraph-properties fo:line-height="150%"/>
      <style:text-properties fo:language="es" fo:country="ES" officeooo:rsid="00199963" officeooo:paragraph-rsid="00199963"/>
    </style:style>
    <style:style style:name="P1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 style:list-style-name="L1">
      <style:paragraph-properties fo:line-height="150%"/>
      <style:text-properties fo:language="es" fo:country="ES"/>
    </style:style>
    <style:style style:name="P14" style:family="paragraph" style:parent-style-name="Standard" style:list-style-name="L1">
      <style:paragraph-properties fo:line-height="150%"/>
      <style:text-properties fo:language="es" fo:country="ES" officeooo:paragraph-rsid="00180eaa"/>
    </style:style>
    <style:style style:name="P15" style:family="paragraph" style:parent-style-name="Standard" style:list-style-name="L2">
      <style:paragraph-properties fo:line-height="150%"/>
      <style:text-properties fo:language="es" fo:country="ES" officeooo:paragraph-rsid="000dea09"/>
    </style:style>
    <style:style style:name="P16" style:family="paragraph" style:parent-style-name="Standard" style:list-style-name="L1">
      <style:paragraph-properties fo:line-height="150%"/>
      <style:text-properties fo:language="es" fo:country="ES" officeooo:rsid="00180eaa" officeooo:paragraph-rsid="00180eaa"/>
    </style:style>
    <style:style style:name="P17" style:family="paragraph" style:parent-style-name="Standard" style:list-style-name="L1">
      <style:paragraph-properties fo:line-height="150%"/>
      <style:text-properties fo:language="es" fo:country="ES" officeooo:rsid="001301aa" officeooo:paragraph-rsid="00180eaa"/>
    </style:style>
    <style:style style:name="P18" style:family="paragraph" style:parent-style-name="Standard" style:list-style-name="L1">
      <style:paragraph-properties fo:line-height="150%"/>
      <style:text-properties fo:language="es" fo:country="ES" officeooo:rsid="0014cf51" officeooo:paragraph-rsid="00180eaa"/>
    </style:style>
    <style:style style:name="P19" style:family="paragraph" style:parent-style-name="Standard" style:list-style-name="L2">
      <style:paragraph-properties fo:line-height="150%"/>
      <style:text-properties fo:language="es" fo:country="ES" officeooo:rsid="000dea09" officeooo:paragraph-rsid="000dea09"/>
    </style:style>
    <style:style style:name="P20" style:family="paragraph">
      <loext:graphic-properties draw:fill-color="#00ffff"/>
      <style:paragraph-properties fo:text-align="center"/>
    </style:style>
    <style:style style:name="T1" style:family="text">
      <style:text-properties officeooo:rsid="000e68d9"/>
    </style:style>
    <style:style style:name="T2" style:family="text">
      <style:text-properties fo:font-variant="normal" fo:text-transform="none" fo:color="#333333" style:font-name="Georgia" fo:letter-spacing="normal" fo:font-style="normal" fo:font-weight="normal"/>
    </style:style>
    <style:style style:name="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5" style:family="text">
      <style:text-properties style:font-name="Comic Sans MS"/>
    </style:style>
    <style:style style:name="T6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Comic Sans MS" fo:font-size="14pt" fo:font-weight="bold" officeooo:rsid="000dea09" style:font-size-asian="14pt" style:font-weight-asian="bold" style:font-size-complex="14pt" style:font-weight-complex="bold"/>
    </style:style>
    <style:style style:name="T8" style:family="text">
      <style:text-properties style:font-name="Comic Sans MS" fo:font-size="14pt" fo:font-weight="bold" officeooo:rsid="000fbcba" style:font-size-asian="14pt" style:font-weight-asian="bold" style:font-size-complex="14pt" style:font-weight-complex="bold"/>
    </style:style>
    <style:style style:name="T9" style:family="text">
      <style:text-properties style:font-name="Comic Sans MS" fo:font-size="14pt" fo:font-weight="bold" officeooo:rsid="0008aa3d" style:font-size-asian="14pt" style:font-weight-asian="bold" style:font-size-complex="14pt" style:font-weight-complex="bold"/>
    </style:style>
    <style:style style:name="T10" style:family="text">
      <style:text-properties style:font-name="Comic Sans MS" fo:font-weight="bold" officeooo:rsid="000dea09" style:font-weight-asian="bold" style:font-weight-complex="bold"/>
    </style:style>
    <style:style style:name="T11" style:family="text">
      <style:text-properties style:font-name="Comic Sans MS" fo:font-weight="bold" officeooo:rsid="00180eaa" style:font-weight-asian="bold" style:font-weight-complex="bold"/>
    </style:style>
    <style:style style:name="T12" style:family="text">
      <style:text-properties style:font-name="Comic Sans MS" fo:font-weight="bold" officeooo:rsid="001bea51" style:font-weight-asian="bold" style:font-weight-complex="bold"/>
    </style:style>
    <style:style style:name="T13" style:family="text">
      <style:text-properties officeooo:rsid="000861d4"/>
    </style:style>
    <style:style style:name="T14" style:family="text">
      <style:text-properties officeooo:rsid="0008aa3d"/>
    </style:style>
    <style:style style:name="T15" style:family="text">
      <style:text-properties officeooo:rsid="000dea09"/>
    </style:style>
    <style:style style:name="T16" style:family="text">
      <style:text-properties officeooo:rsid="000fbcba"/>
    </style:style>
    <style:style style:name="T17" style:family="text">
      <style:text-properties officeooo:rsid="001301aa"/>
    </style:style>
    <style:style style:name="T18" style:family="text">
      <style:text-properties officeooo:rsid="00180eaa"/>
    </style:style>
    <style:style style:name="T19" style:family="text">
      <style:text-properties fo:font-weight="normal" officeooo:rsid="00180eaa" style:font-weight-asian="normal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uaderno <text:span text:style-name="T13">@seguriactiva de e</text:span>jercicios Menores <text:span text:style-name="T13">en La Red</text:span></text:p>
      <text:p text:style-name="P4"/>
      <text:p text:style-name="P5">VALORA TUS DATOS PERSONALES</text:p>
      <text:p text:style-name="P6"><text:span text:style-name="T6">1.- </text:span><text:span text:style-name="T15">Escribe en el siguiente cuadro lo que entiendas por </text:span><text:span text:style-name="T10">”</text:span><text:span text:style-name="T11">d</text:span><text:span text:style-name="T10">atos personal</text:span><text:span text:style-name="T12">es</text:span><text:span text:style-name="T10">”</text:span></text:p>
      <text:p text:style-name="P6"><draw:rect text:anchor-type="paragraph" draw:z-index="0" draw:style-name="gr1" draw:text-style-name="P20" svg:width="16.606cm" svg:height="2.872cm" svg:x="0.196cm" svg:y="0.363cm"><text:p/></draw:rect></text:p>
      <text:p text:style-name="P6"/>
      <text:p text:style-name="P6"/>
      <text:p text:style-name="P6"/>
      <text:p text:style-name="P6"/>
      <text:p text:style-name="P6"/>
      <text:p text:style-name="P8"/>
      <text:p text:style-name="P8"><text:span text:style-name="T7">2</text:span><text:span text:style-name="T6">.- </text:span><text:span text:style-name="T15">Escribe los datos de caracter personal que conozcas, completa los ejemplos:</text:span></text:p>
      <text:section text:style-name="Sect1" text:name="Sección2">
        <text:list xml:id="list1672559231" text:style-name="L1">
          <text:list-item>
            <text:p text:style-name="P13"><text:span text:style-name="T18">mi edad</text:span><text:tab/></text:p>
          </text:list-item>
          <text:list-item>
            <text:p text:style-name="P16">el color de mi pelo</text:p>
          </text:list-item>
          <text:list-item>
            <text:p text:style-name="P14"><text:span text:style-name="T17">....</text:span>.......................<text:tab/></text:p>
          </text:list-item>
          <text:list-item>
            <text:p text:style-name="P17">...........................<text:tab/></text:p>
          </text:list-item>
          <text:list-item>
            <text:p text:style-name="P18"><text:span text:style-name="T17">....</text:span>.......................<text:tab/></text:p>
          </text:list-item>
          <text:list-item>
            <text:p text:style-name="P14"><text:span text:style-name="T17">....</text:span>.......................<text:tab/></text:p>
          </text:list-item>
          <text:list-item>
            <text:p text:style-name="P14"><text:span text:style-name="T17">....</text:span>.......................<text:tab/></text:p>
          </text:list-item>
          <text:list-item>
            <text:p text:style-name="P18"><text:span text:style-name="T17">....</text:span>.......................<text:tab/></text:p>
          </text:list-item>
          <text:list-item>
            <text:p text:style-name="P14"><text:span text:style-name="T17">....</text:span>.......................<text:tab/></text:p>
          </text:list-item>
          <text:list-item>
            <text:p text:style-name="P14"><text:span text:style-name="T17">....</text:span>.......................<text:tab/></text:p>
          </text:list-item>
          <text:list-item>
            <text:p text:style-name="P17">...........................<text:tab/></text:p>
          </text:list-item>
          <text:list-item>
            <text:p text:style-name="P17">...........................<text:tab/></text:p>
          </text:list-item>
        </text:list>
      </text:section>
      <text:p text:style-name="P6"><text:span text:style-name="T8">3</text:span><text:span text:style-name="T6">.-</text:span><text:span text:style-name="T5"> </text:span><text:span text:style-name="T16">Si alguien </text:span><text:span text:style-name="T19">publicara en Internet varias fotos de tu habitación qué datos personales tuyos crees que podrían conocerse a partir de esas fotos:</text:span></text:p>
      <text:p text:style-name="P6"/>
      <text:section text:style-name="Sect1" text:name="Sección1">
        <text:list xml:id="list2477219511" text:style-name="L2"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9"/>
          </text:list-item>
          <text:list-item>
            <text:p text:style-name="P15"/>
          </text:list-item>
        </text:list>
      </text:section>
      <text:p text:style-name="P10"><text:span text:style-name="T9">4</text:span><text:span text:style-name="T6">.-</text:span> <text:span text:style-name="T14">Contesta Verdadero o Falso. Y comenta con tu profesor/a.</text:span></text:p>
      <text:p text:style-name="P7">a) <text:span text:style-name="T18">Mis datos personales no tienen ningún valor económico </text:span><text:s text:c="3"/>V <text:s/>- <text:s/>F</text:p>
      <text:p text:style-name="P7">b) <text:span text:style-name="T18">No debo decir absolutamente a nadie ningún dato personal mío</text:span> <text:s text:c="3"/>V <text:s/>- <text:s/>F</text:p>
      <text:p text:style-name="P7">c) <text:span text:style-name="T18">En una red social puedo publicar mis datos personales porque solo lo ven mis amigos</text:span> <text:s text:c="3"/>V <text:s/>- <text:s/>F</text:p>
      <text:p text:style-name="P9">d) Si envío un mensaje un amigo puedo afirmar en que nunca nadie mas lo leerá <text:s text:c="2"/>V <text:s/>- <text:s/>F</text:p>
      <text:p text:style-name="P9">e) Una foto de alguien de mi familia es un dato personal V <text:s/>- <text:s/>F</text:p>
      <text:p text:style-name="P9">f) Si alguien me pregunta un dato personal debo desconfiar <text:s/>V <text:s/>- <text:s/>F</text:p>
      <text:p text:style-name="P11"><text:span text:style-name="T9">5.-</text:span> ¿Qué crees que podría hacer un ladrón (u otro criminal) con tus datos personales? (por ejemplo entrar a tu casa a robar, etc.) Debate con tu profesor/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1C2000001B446991C6660430149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start" style:justify-single-word="false"/>
      <style:text-properties fo:font-size="10pt" fo:font-style="italic" officeooo:rsid="0008aa3d" officeooo:paragraph-rsid="001ad826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  <style:text-properties fo:language="es" fo:country="ES" fo:font-style="italic" officeooo:rsid="0008aa3d" officeooo:paragraph-rsid="001ad826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no-repeat" draw:fill-image-ref-point="center" style:footnote-max-height="0cm">
        <style:background-image xlink:href="Pictures/10000201000001C2000001B446991C6660430149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1"><draw:image xlink:href="Pictures/10000201000000580000001F643C66CD5C236AAC.png" xlink:type="simple" xlink:show="embed" xlink:actuate="onLoad" loext:mime-type="image/png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 text:style-name="Internet_20_link" text:visited-style-name="Visited_20_Internet_20_Link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8-07-16T09:10:12.209212665</dc:date>
    <meta:editing-duration>PT4H2M45S</meta:editing-duration>
    <meta:editing-cycles>19</meta:editing-cycles>
    <meta:generator>LibreOffice/6.0.5.2$Linux_X86_64 LibreOffice_project/00m0$Build-2</meta:generator>
    <meta:document-statistic meta:table-count="0" meta:image-count="1" meta:object-count="0" meta:page-count="1" meta:paragraph-count="42" meta:word-count="251" meta:character-count="1643" meta:non-whitespace-character-count="1407"/>
  </office:meta>
</office:document-meta>
</file>